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0c15" officeooo:paragraph-rsid="000b0c15"/>
    </style:style>
    <style:style style:name="P2" style:family="paragraph" style:parent-style-name="Table_20_Contents">
      <style:paragraph-properties fo:text-align="start" style:justify-single-word="false"/>
      <style:text-properties officeooo:rsid="000c2e18" officeooo:paragraph-rsid="000c2e18"/>
    </style:style>
    <style:style style:name="T1" style:family="text">
      <style:text-properties fo:color="#000000" style:text-underline-style="none" fo:background-color="#ffffff" loext:char-shading-value="0"/>
    </style:style>
    <style:style style:name="T2" style:family="text">
      <style:text-properties fo:color="#000000" style:text-underline-style="none" officeooo:rsid="006bbc5a" fo:background-color="#ffffff" loext:char-shading-value="0"/>
    </style:style>
    <style:style style:name="T3" style:family="text">
      <style:text-properties fo:color="#000000" style:text-underline-style="none" officeooo:rsid="00f6ed3a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0da3fd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idades de documentos Farmácia:</text:p>
      <text:p text:style-name="P1"/>
      <text:p text:style-name="P1">Prestações familiares:</text:p>
      <text:p text:style-name="P2"><text:span text:style-name="T2">Est</text:span><text:span text:style-name="T3">a declaração</text:span><text:span text:style-name="T2"> </text:span><text:span text:style-name="T4">serve como comprovativo </text:span><text:span text:style-name="T1">para recebimento de Prestações Familiares.</text:span></text:p>
      <text:p text:style-name="P1"/>
      <text:p text:style-name="P1">IRS:</text:p>
      <text:p text:style-name="P2"><text:span text:style-name="T2">Est</text:span><text:span text:style-name="T3">a declaração</text:span><text:span text:style-name="T2"> </text:span><text:span text:style-name="T4">serve como comprovativo </text:span><text:span text:style-name="T1">para efeitos de IRS.</text:span></text:p>
      <text:p text:style-name="P1"/>
      <text:p text:style-name="P1">ADSE:</text:p>
      <text:p text:style-name="P2"><text:span text:style-name="T2">Est</text:span><text:span text:style-name="T3">a declaração</text:span><text:span text:style-name="T2"> </text:span><text:span text:style-name="T4">serve como comprovativo </text:span><text:span text:style-name="T1">para efeitos de ADSE.</text:span></text:p>
      <text:p text:style-name="P1"/>
      <text:p text:style-name="P1">Segurança Social:</text:p>
      <text:p text:style-name="P2"><text:span text:style-name="T2">Est</text:span><text:span text:style-name="T3">a declaração</text:span><text:span text:style-name="T2"> </text:span><text:span text:style-name="T4">serve como comprovativo </text:span><text:span text:style-name="T1">para efeitos de Segurança Social.</text:span></text:p>
      <text:p text:style-name="P1"/>
      <text:p text:style-name="P1">Fins Militares:</text:p>
      <text:p text:style-name="P2"><text:span text:style-name="T2">Est</text:span><text:span text:style-name="T3">a declaração</text:span><text:span text:style-name="T2"> </text:span><text:span text:style-name="T4">serve como comprovativo </text:span><text:span text:style-name="T1">para fins militares.</text:span></text:p>
      <text:p text:style-name="P1"/>
      <text:p text:style-name="P1">Transportes públicos:</text:p>
      <text:p text:style-name="P2"><text:span text:style-name="T2">Est</text:span><text:span text:style-name="T3">a declaração</text:span><text:span text:style-name="T2"> </text:span><text:span text:style-name="T4">serve como comprovativo </text:span><text:span text:style-name="T1">para efeitos de requerimento de passe socia</text:span><text:span text:style-name="T5">l</text:span><text:span text:style-name="T1">.</text:span></text:p>
      <text:p text:style-name="P1"/>
      <text:p text:style-name="P1">Bolsas de estudo:</text:p>
      <text:p text:style-name="P2"><text:span text:style-name="T2">Est</text:span><text:span text:style-name="T3">a declaração</text:span><text:span text:style-name="T2"> </text:span><text:span text:style-name="T4">serve como comprovativo </text:span><text:span text:style-name="T1">para efeitos de </text:span><text:span text:style-name="T5">pedido de</text:span><text:span text:style-name="T1"> bolsa de estudo.</text:span></text:p>
      <text:p text:style-name="P1"/>
      <text:p text:style-name="P1">Fins Profissionais:</text:p>
      <text:p text:style-name="P2"><text:span text:style-name="T2">Est</text:span><text:span text:style-name="T3">a declaração</text:span><text:span text:style-name="T2"> </text:span><text:span text:style-name="T4">serve como comprovativo </text:span><text:span text:style-name="T1">para fins profissionais.</text:span></text:p>
      <text:p text:style-name="P1"/>
      <text:p text:style-name="P1">PPRE:</text:p>
      <text:p text:style-name="P2"><text:span text:style-name="T2">Est</text:span><text:span text:style-name="T3">a declaração</text:span><text:span text:style-name="T2"> </text:span><text:span text:style-name="T4">serve como comprovativo </text:span><text:span text:style-name="T1">para </text:span><text:span text:style-name="T5">reembolso</text:span><text:span text:style-name="T1"> de Plano de Poupança Reforma/Educaçã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5T16:34:56.358961836</meta:creation-date>
    <dc:date>2015-07-15T18:08:14.971003440</dc:date>
    <meta:editing-duration>PT17M48S</meta:editing-duration>
    <meta:editing-cycles>1</meta:editing-cycles>
    <meta:document-statistic meta:table-count="0" meta:image-count="0" meta:object-count="0" meta:page-count="1" meta:paragraph-count="19" meta:word-count="111" meta:character-count="820" meta:non-whitespace-character-count="728"/>
    <meta:generator>LibreOffice/4.2.8.2$Linux_X86_64 LibreOffice_project/420m0$Build-2</meta:generator>
  </office:meta>
</office:document-meta>
</file>